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6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16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140-1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2">
          <table:table-cell office:value-type="string">
            <text:p>IRACI</text:p>
          </table:table-cell>
          <table:table-cell table:style-name="ce4" office:value-type="string">
            <text:p>Iraci Canova Ibiúna - ME</text:p>
          </table:table-cell>
          <table:table-cell table:style-name="ce4" office:value-type="string">
            <text:p>Rua Pipa</text:p>
          </table:table-cell>
          <table:table-cell table:style-name="ce16" office:value-type="string">
            <text:p>17</text:p>
          </table:table-cell>
          <table:table-cell table:style-name="ce16" office:value-type="string">
            <text:p>10</text:p>
          </table:table-cell>
          <table:table-cell table:style-name="ce4" office:value-type="string">
            <text:p>Recrei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68.693/0001-19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16" office:value-type="string">
            <text:p>49</text:p>
          </table:table-cell>
          <table:table-cell table:style-name="ce1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2"/>
        <table:table-column table:style-name="co19" table:default-cell-style-name="ce32"/>
        <table:table-column table:style-name="co20" table:default-cell-style-name="ce35"/>
        <table:table-column table:style-name="co15" table:number-columns-repeated="251" table:default-cell-style-name="ce20"/>
        <table:table-row table:style-name="ro1">
          <table:table-cell table:style-name="ce4"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0">
            <text:p>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34" table:formula="of:=[.C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SANDRA</text:p>
          </table:table-cell>
          <table:table-cell office:value-type="float" office:value="1">
            <text:p>1</text:p>
          </table:table-cell>
          <table:table-cell table:style-name="ce31" office:value-type="string">
            <text:p>Xerox emitidos no mês</text:p>
          </table:table-cell>
          <table:table-cell table:style-name="ce34" table:formula="of:=[.C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office:value-type="float" office:value="2">
            <text:p>2</text:p>
          </table:table-cell>
          <table:table-cell table:style-name="ce31" office:value-type="string">
            <text:p>Xerox emitidos no mês</text:p>
          </table:table-cell>
          <table:table-cell table:style-name="ce34" table:formula="of:=[.C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Xerox emitidos no mês</text:p>
          </table:table-cell>
          <table:table-cell table:style-name="ce34" table:formula="of:=[.C5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YARA</text:p>
          </table:table-cell>
          <table:table-cell office:value-type="float" office:value="3">
            <text:p>3</text:p>
          </table:table-cell>
          <table:table-cell table:style-name="ce31" office:value-type="string">
            <text:p>Xerox emitidos no mês</text:p>
          </table:table-cell>
          <table:table-cell table:style-name="ce34" table:formula="of:=[.C6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PSA</text:p>
          </table:table-cell>
          <table:table-cell office:value-type="float" office:value="4">
            <text:p>4</text:p>
          </table:table-cell>
          <table:table-cell table:style-name="ce31" office:value-type="string">
            <text:p>Xerox emitidos no mês</text:p>
          </table:table-cell>
          <table:table-cell table:style-name="ce34" table:formula="of:=[.C8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BIFOLHAS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Xerox emitidos no mês</text:p>
          </table:table-cell>
          <table:table-cell table:style-name="ce34" table:formula="of:=[.C9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Xerox emitidos no mês</text:p>
          </table:table-cell>
          <table:table-cell table:style-name="ce34" table:formula="of:=[.C10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NA-CECILIA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Xerox emitidos no mês</text:p>
          </table:table-cell>
          <table:table-cell table:style-name="ce34" table:formula="of:=[.C11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office:value-type="float" office:value="8">
            <text:p>8</text:p>
          </table:table-cell>
          <table:table-cell table:style-name="ce31" office:value-type="string">
            <text:p>Xerox emitidos no mês</text:p>
          </table:table-cell>
          <table:table-cell table:style-name="ce34" table:formula="of:=[.C12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DEIREIRA-MIL</text:p>
          </table:table-cell>
          <table:table-cell office:value-type="float" office:value="10">
            <text:p>10</text:p>
          </table:table-cell>
          <table:table-cell table:style-name="ce31" office:value-type="string">
            <text:p>Xerox emitidos no mês</text:p>
          </table:table-cell>
          <table:table-cell table:style-name="ce34" table:formula="of:=[.C13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SSOC-MIRIM-ACU</text:p>
          </table:table-cell>
          <table:table-cell office:value-type="float" office:value="11">
            <text:p>11</text:p>
          </table:table-cell>
          <table:table-cell table:style-name="ce31" office:value-type="string">
            <text:p>Xerox emitidos no mês</text:p>
          </table:table-cell>
          <table:table-cell table:style-name="ce34" table:formula="of:=[.C14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31" office:value-type="float" office:value="13">
            <text:p>13</text:p>
          </table:table-cell>
          <table:table-cell table:style-name="ce31" office:value-type="string">
            <text:p>Xerox emitidos no mês</text:p>
          </table:table-cell>
          <table:table-cell table:style-name="ce34" table:formula="of:=[.C15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">
            <text:p>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LDG</text:p>
          </table:table-cell>
          <table:table-cell table:style-name="ce31" office:value-type="float" office:value="18">
            <text:p>18</text:p>
          </table:table-cell>
          <table:table-cell table:style-name="ce31" office:value-type="string">
            <text:p>Xerox emitidos no mês</text:p>
          </table:table-cell>
          <table:table-cell table:style-name="ce34" table:formula="of:=[.C33]*0.3" office:value-type="float" office:value="5.4">
            <text:p>5,4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office:value-type="float" office:value="18">
            <text:p>18</text:p>
          </table:table-cell>
          <table:table-cell table:style-name="ce31" office:value-type="string">
            <text:p>Xerox emitidos no mês</text:p>
          </table:table-cell>
          <table:table-cell table:style-name="ce34" table:formula="of:=[.C34]*0.3" office:value-type="float" office:value="5.4">
            <text:p>5,4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20">
            <text:p>20</text:p>
          </table:table-cell>
          <table:table-cell table:style-name="ce31" office:value-type="string">
            <text:p>Xerox emitidos no mês</text:p>
          </table:table-cell>
          <table:table-cell table:style-name="ce34" table:formula="of:=[.C35]*0.3" office:value-type="float" office:value="6">
            <text:p>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2">
            <text:p>2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">
            <text:p>1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ANCHONETE-TANIMARU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5">
            <text:p>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20">
            <text:p>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25">
            <text:p>2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40">
            <text:p>4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41">
            <text:p>41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46">
            <text:p>4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0">
            <text:p>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4">
            <text:p>5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55">
            <text:p>5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56">
            <text:p>5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0">
            <text:p>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4">
            <text:p>6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66">
            <text:p>6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2">
            <text:p>7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3">
            <text:p>7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">
            <text:p>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Guias fiscais emitidas no mês</text:p>
          </table:table-cell>
          <table:table-cell table:style-name="ce34" office:value-type="float" office:value="85">
            <text:p>8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05">
            <text:p>10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0">
            <text:p>1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9">
            <text:p>9</text:p>
          </table:table-cell>
          <table:table-cell table:style-name="ce31" office:value-type="string">
            <text:p>Guias prev./trab. emitidas no mês</text:p>
          </table:table-cell>
          <table:table-cell table:style-name="ce34" office:value-type="float" office:value="121">
            <text:p>121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6">
            <text:p>12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35">
            <text:p>1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36">
            <text:p>13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2">
            <text:p>14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8">
            <text:p>14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F Paulista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4">
            <text:p>15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7">
            <text:p>15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1">
            <text:p>161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2">
            <text:p>16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5">
            <text:p>16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8">
            <text:p>16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4">
            <text:p>1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8">
            <text:p>17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1">
            <text:p>181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6">
            <text:p>20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8">
            <text:p>20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5">
            <text:p>21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0">
            <text:p>2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8">
            <text:p>22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35">
            <text:p>2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53">
            <text:p>25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68">
            <text:p>26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0">
            <text:p>2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2">
            <text:p>28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93">
            <text:p>29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0">
            <text:p>3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33">
            <text:p>33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09">
            <text:p>40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9">
            <text:p>49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65">
            <text:p>5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4">
            <text:p>58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12">
            <text:p>6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32">
            <text:p>6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33">
            <text:p>6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6">
            <text:p>8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16">
            <text:p>1.0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00">
            <text:p>1.100,0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25/07/2011</text:date>, <text:time>13:38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202</meta:generator>
    <dc:title>l</dc:title>
    <meta:initial-creator>Carlos Augusto Marcicano</meta:initial-creator>
    <meta:creation-date>2007-08-03T15:08:45</meta:creation-date>
    <dc:date>2011-07-25T13:38:55</dc:date>
    <meta:print-date>2009-07-16T11:00:49</meta:print-date>
    <dc:language>pt-BR</dc:language>
    <meta:editing-cycles>1059</meta:editing-cycles>
    <meta:editing-duration>P3DT7H40M40S</meta:editing-duration>
    <dc:creator>Guto Marcicano</dc:creator>
    <meta:document-statistic meta:table-count="2" meta:cell-count="223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